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99ffff">
        <style:background-image/>
      </style:paragraph-properties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7: </text:p>
      <text:p text:style-name="Standard"/>
      <text:p text:style-name="Standard">New 1:<text:tab/> <text:s/></text:p>
      <text:p text:style-name="Standard"><text:tab/>Storing user's input in database</text:p>
      <text:p text:style-name="Standard"><text:tab/>(insert query is in \backend\requests\Form_First.php)</text:p>
      <text:p text:style-name="Standard"/>
      <text:p text:style-name="Standard"/>
      <text:p text:style-name="Standard">New 2:<text:tab/> <text:s/></text:p>
      <text:p text:style-name="Standard"><text:tab/>Check backend/environment.txt. You need to create database, table and set user accordingly <text:tab/>before running 7<text:span text:style-name="T1">th</text:span> step.</text:p>
      <text:p text:style-name="Standard"/>
      <text:p text:style-name="Standard"><text:tab/>Table structure for table `comments`<text:line-break/><text:tab/><text:tab/>CREATE TABLE `comments` (</text:p>
      <text:p text:style-name="Standard"><text:tab/><text:tab/> <text:s/>`id` int(8) NOT NULL AUTO_INCREMENT,</text:p>
      <text:p text:style-name="Standard"><text:tab/><text:tab/> <text:s/>`parent_table` varchar(64) NOT NULL,</text:p>
      <text:p text:style-name="Standard"><text:tab/><text:tab/> <text:s/>`parent_id` int(8) NOT NULL,</text:p>
      <text:p text:style-name="Standard"><text:tab/><text:tab/> <text:s/>`users_id` int(6) NOT NULL,</text:p>
      <text:p text:style-name="Standard"><text:tab/><text:tab/> <text:s/>`text` varchar(2048) NOT NULL,</text:p>
      <text:p text:style-name="Standard"><text:tab/><text:tab/> <text:s/>`udate` char(10) NOT NULL,</text:p>
      <text:p text:style-name="Standard"><text:tab/><text:tab/> <text:s/>PRIMARY KEY (`id`)</text:p>
      <text:p text:style-name="Standard"><text:tab/><text:tab/>) ENGINE=InnoDB AUTO_INCREMENT=3 DEFAULT CHARSET=utf8mb4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Flow of a web application</text:p>
      <text:p text:style-name="Standard"/>
      <text:p text:style-name="Standard"><text:tab/>Front end</text:p>
      <text:p text:style-name="Standard"><text:tab/><text:tab/>Make a request</text:p>
      <text:p text:style-name="Standard"><text:tab/><text:tab/><text:tab/>Security check request</text:p>
      <text:p text:style-name="Standard"><text:tab/><text:tab/><text:tab/>Validate request</text:p>
      <text:p text:style-name="Standard"><text:tab/><text:tab/><text:tab/>Process request</text:p>
      <text:p text:style-name="Standard"><text:tab/><text:tab/><text:tab/>Pack request</text:p>
      <text:p text:style-name="Standard"><text:tab/><text:tab/><text:tab/>Transport request (package)</text:p>
      <text:p text:style-name="Standard"/>
      <text:p text:style-name="Standard"><text:tab/>Back end</text:p>
      <text:p text:style-name="Standard"><text:tab/><text:tab/>Receive a package (request)</text:p>
      <text:p text:style-name="Standard"><text:tab/><text:tab/><text:tab/>Security check <text:s/>package</text:p>
      <text:p text:style-name="Standard"><text:tab/><text:tab/><text:tab/>Validate request</text:p>
      <text:p text:style-name="P1"><text:tab/><text:tab/><text:tab/>Process request<text:tab/>* We are here</text:p>
      <text:p text:style-name="Standard"><text:tab/><text:tab/><text:tab/>Configure response</text:p>
      <text:p text:style-name="Standard"><text:tab/><text:tab/><text:tab/>Pack response</text:p>
      <text:p text:style-name="Standard"><text:tab/><text:tab/><text:tab/>Transport response (package)</text:p>
      <text:p text:style-name="Standard"/>
      <text:p text:style-name="Standard"><text:tab/>Front end</text:p>
      <text:p text:style-name="Standard"><text:tab/><text:tab/>Receive a package (response)</text:p>
      <text:p text:style-name="Standard"><text:tab/><text:tab/><text:tab/>Security check <text:s/>package</text:p>
      <text:p text:style-name="Standard"><text:soft-page-break/><text:tab/><text:tab/><text:tab/>Validate <text:s/>response</text:p>
      <text:p text:style-name="Standard"><text:tab/><text:tab/><text:tab/>Process <text:s/>response</text:p>
      <text:p text:style-name="Standard"><text:tab/><text:tab/><text:tab/>Present (display) respon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8-03-04T22:36:43.63</dc:date>
    <meta:editing-duration>P1DT52M50S</meta:editing-duration>
    <meta:editing-cycles>29</meta:editing-cycles>
    <meta:generator>OpenOffice/4.1.4$Win32 OpenOffice.org_project/414m5$Build-9788</meta:generator>
    <dc:creator>Kevin Yilmaz</dc:creator>
    <meta:document-statistic meta:table-count="0" meta:image-count="0" meta:object-count="0" meta:page-count="2" meta:paragraph-count="37" meta:word-count="137" meta:character-count="1065"/>
  </office:meta>
</office:document-meta>
</file>